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table:style-name="ce4"/>
          <table:table-cell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 table:number-columns-repeated="4"/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 office:value-type="string" calcext:value-type="string">
            <text:p><text:a xlink:href="https://www.jetbrains.com/help/youtrack/standalone/Get-Issue-History.html" xlink:type="simple">https://www.jetbrains.com/help/youtrack/standalone/Get-Issue-History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8:00:58.064372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9T22:56:46.604174026</dc:date>
    <meta:editing-duration>PT12H34M3S</meta:editing-duration>
    <meta:editing-cycles>64</meta:editing-cycles>
    <meta:generator>LibreOffice/6.2.3.2$Linux_X86_64 LibreOffice_project/20$Build-2</meta:generator>
    <meta:document-statistic meta:table-count="8" meta:cell-count="489" meta:object-count="0"/>
  </office:meta>
</office:document-meta>
</file>